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style:text-autospace="none"/>
    </style:style>
    <style:style style:name="P2" style:family="paragraph" style:parent-style-name="Standard">
      <style:paragraph-properties style:text-autospace="none"/>
      <style:text-properties style:use-window-font-color="true" style:font-name="Georgia" fo:font-size="10pt" style:font-name-asian="Georgia" style:font-size-asian="10pt" style:font-name-complex="Georgia" style:font-size-complex="10pt"/>
    </style:style>
    <style:style style:name="P3" style:family="paragraph" style:parent-style-name="Standard">
      <style:paragraph-properties style:text-autospace="none"/>
      <style:text-properties style:use-window-font-color="true" style:font-name="Georgia" fo:font-size="16pt" fo:font-weight="bold" style:font-name-asian="Georgia" style:font-size-asian="16pt" style:font-weight-asian="bold" style:font-name-complex="Georgia" style:font-size-complex="16pt" style:font-weight-complex="bold"/>
    </style:style>
    <style:style style:name="P4" style:family="paragraph" style:parent-style-name="Standard">
      <style:paragraph-properties style:text-autospace="none"/>
      <style:text-properties style:use-window-font-color="true" style:font-name="Georgia" fo:font-size="16pt" fo:font-weight="normal" style:font-name-asian="Georgia" style:font-size-asian="16pt" style:font-weight-asian="normal" style:font-name-complex="Georgia" style:font-size-complex="16pt" style:font-weight-complex="normal"/>
    </style:style>
    <style:style style:name="P5" style:family="paragraph" style:parent-style-name="Standard">
      <style:paragraph-properties style:text-autospace="none"/>
      <style:text-properties style:use-window-font-color="true" style:font-name="LucidaGrande" fo:font-size="10pt" style:font-name-asian="LucidaGrande" style:font-size-asian="10pt" style:font-name-complex="LucidaGrande" style:font-size-complex="10pt"/>
    </style:style>
    <style:style style:name="P6" style:family="paragraph" style:parent-style-name="Standard">
      <style:paragraph-properties style:text-autospace="none"/>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P7" style:family="paragraph" style:parent-style-name="Standard">
      <style:paragraph-properties style:text-autospace="none"/>
      <style:text-properties style:use-window-font-color="true" style:font-name="LucidaGrande" fo:font-size="16pt" fo:font-weight="normal" style:font-name-asian="LucidaGrande" style:font-size-asian="16pt" style:font-weight-asian="normal" style:font-name-complex="LucidaGrande" style:font-size-complex="16pt" style:font-weight-complex="normal"/>
    </style:style>
    <style:style style:name="P8" style:family="paragraph" style:parent-style-name="Standard">
      <style:paragraph-properties style:text-autospace="none"/>
      <style:text-properties style:use-window-font-color="true" style:font-name="LucidaGrande" fo:font-size="16pt" fo:font-weight="bold" style:font-name-asian="LucidaGrande" style:font-size-asian="16pt" style:font-weight-asian="bold" style:font-name-complex="LucidaGrande" style:font-size-complex="16pt" style:font-weight-complex="bold"/>
    </style:style>
    <style:style style:name="P9" style:family="paragraph" style:parent-style-name="Standard">
      <style:paragraph-properties style:text-autospace="none"/>
      <style:text-properties style:use-window-font-color="true" style:font-name="LucidaGrande" fo:font-size="12pt" style:font-name-asian="LucidaGrande" style:font-size-asian="12pt" style:font-name-complex="LucidaGrande" style:font-size-complex="12pt"/>
    </style:style>
    <style:style style:name="P10" style:family="paragraph" style:parent-style-name="Standard">
      <style:paragraph-properties style:text-autospace="none"/>
      <style:text-properties style:use-window-font-color="true" style:font-name="LucidaGrande" fo:font-size="14pt" style:font-name-asian="LucidaGrande" style:font-size-asian="14pt" style:font-name-complex="LucidaGrande" style:font-size-complex="14pt"/>
    </style:style>
    <style:style style:name="P11" style:family="paragraph" style:parent-style-name="Standard">
      <style:paragraph-properties style:text-autospace="none"/>
      <style:text-properties fo:color="#00349b" style:font-name="LucidaGrande" fo:font-size="10pt" fo:font-weight="bold" style:font-name-asian="LucidaGrande" style:font-size-asian="10pt" style:font-weight-asian="bold" style:font-name-complex="LucidaGrande" style:font-size-complex="10pt" style:font-weight-complex="bold"/>
    </style:style>
    <style:style style:name="T1" style:family="text">
      <style:text-properties fo:color="#333333" style:font-name="LucidaGrande" fo:font-size="10pt" fo:font-weight="bold" style:font-name-asian="LucidaGrande" style:font-size-asian="10pt" style:font-weight-asian="bold" style:font-name-complex="LucidaGrande" style:font-size-complex="10pt" style:font-weight-complex="bold"/>
    </style:style>
    <style:style style:name="T2" style:family="text">
      <style:text-properties fo:color="#333333" fo:font-weight="normal" style:font-weight-asian="normal" style:font-weight-complex="normal"/>
    </style:style>
    <style:style style:name="T3" style:family="text">
      <style:text-properties fo:color="#333333"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epicurious.com/recipes/food/views/Double-Chocolate-Layer-Cake-101275"><text:span text:style-name="T1"/></text:a></text:p>
      <table:table table:name="Table1" table:style-name="Table1">
        <table:table-column table:style-name="Table1.A"/>
        <table:table-row table:style-name="Table1.1">
          <table:table-cell table:style-name="Table1.A1" office:value-type="string">
            <text:p text:style-name="P5"><text:a xlink:type="simple" xlink:href="http://www.epicurious.com/recipes/food/views/Double-Chocolate-Layer-Cake-101275"><text:span text:style-name="T3">Double Chocolate Bundt Cake </text:span></text:a></text:p>
            <text:p text:style-name="P10"><text:span text:style-name="T2">We recommend Callebaut s</text:span>emisweet chocolate for the cake and Guittard French-vanilla chocolate for the frosting. </text:p>
            <text:p text:style-name="P9">Yield: Serves 12 to 14</text:p>
            <text:p text:style-name="P2"/>
            <text:p text:style-name="P3">For cake layers</text:p>
            <text:p text:style-name="P4">3 ounces fine-quality semisweet chocolate such as Callebaut</text:p>
            <text:p text:style-name="P4"/>
            <text:p text:style-name="P4">1 1/2 cups hot brewed coffee</text:p>
            <text:p text:style-name="P4">3 cups sugar</text:p>
            <text:p text:style-name="P4">2 1/2 cups all-purpose flour</text:p>
            <text:p text:style-name="P4">1 1/2 cups unsweetened cocoa powder (not Dutch process)</text:p>
            <text:p text:style-name="P4">2 teaspoons baking soda</text:p>
            <text:p text:style-name="P4">3/4 teaspoon baking powder</text:p>
            <text:p text:style-name="P4">1 1/4 teaspoons salt</text:p>
            <text:p text:style-name="P4">3 large eggs</text:p>
            <text:p text:style-name="P4">3/4 cup vegetable oil</text:p>
            <text:p text:style-name="P4">1 1/2 cups well-shaken buttermilk</text:p>
            <text:p text:style-name="P4">3/4 teaspoon vanilla</text:p>
            <text:p text:style-name="P4"/>
            <text:p text:style-name="P3">For ganache frosting</text:p>
            <text:p text:style-name="P4">1 pound fine-quality semisweet chocolate such as Callebaut</text:p>
            <text:p text:style-name="P4">1 cup heavy cream</text:p>
            <text:p text:style-name="P4">2 tablespoons sugar</text:p>
            <text:p text:style-name="P4">2 tablespoons light corn syrup</text:p>
            <text:p text:style-name="P4">1/2 stick (1/4 cup) unsalted butter</text:p>
            <text:p text:style-name="P7"/>
            <text:p text:style-name="P8">Make cake layers:</text:p>
            <text:p text:style-name="P7">Preheat oven to 300°F. and grease pans. Grease and flour Bundt pan.</text:p>
            <text:p text:style-name="P7">Finely chop chocolate and in a bowl combine with hot coffee. Let mixture stand, stirring occasionally, until chocolate is melted and mixture is smooth.</text:p>
            <text:p text:style-name="P7">Into a large bowl sift together sugar, flour, cocoa powder, baking soda, baking powder, and salt. </text:p>
            <text:p text:style-name="P7"/>
            <text:p text:style-name="P7"><text:soft-page-break/>In another large bowl with an electric mixer beat eggs until thickened slightly and lemon colored (about 3 minutes with a standing mixer or 5 minutes with a hand-held mixer). Slowly add oil, buttermilk, vanilla, and melted chocolate mixture to eggs, beating until combined well. Add sugar mixture and beat on medium speed until just combined well. Pour batter into bundt pan and bake in middle of oven until a tester inserted in center comes out clean, 1 hour to 1 hour and 10 minutes.</text:p>
            <text:p text:style-name="P7">Cool completely in pan on rack. Invert cake onto plate. <text:s/>Cake may be made 1 day ahead and kept, wrapped well in plastic wrap, at room temperature.</text:p>
            <text:p text:style-name="P7"/>
            <text:p text:style-name="P8">Make frosting:</text:p>
            <text:p text:style-name="P7">Finely chop chocolate. In a 1 1/2- to 2-quart saucepan bring cream, sugar, and corn syrup to a boil over moderately low heat, whisking until sugar is dissolved. Remove pan from heat and add chocolate, whisking until chocolate is melted. Cut butter into pieces and add to frosting, whisking until smooth.</text:p>
            <text:p text:style-name="P7">Transfer frosting to a bowl and cool, stirring occasionally. </text:p>
            <text:p text:style-name="P7">Protect cake plate with strips of parchment paper. <text:s/>Drizzle frosting over top and sides. Remove parchment strips. Cake keeps, covered and chilled, 3 days. Bring cake to room temperature before serving.</text:p>
          </table:table-cell>
        </table:table-row>
      </table:table>
      <text:p text:style-name="P6"/>
      <text:p text:style-name="P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5-25T09:01:13</meta:creation-date>
    <dc:date>2012-05-25T09:15:42</dc:date>
    <dc:creator>Robert Houk</dc:creator>
    <meta:editing-duration>PT00H14M21S</meta:editing-duration>
    <meta:editing-cycles>2</meta:editing-cycles>
    <meta:generator>OpenOffice.org/3.2$Unix OpenOffice.org_project/320m18$Build-9502</meta:generator>
    <meta:document-statistic meta:table-count="1" meta:image-count="0" meta:object-count="0" meta:page-count="2" meta:paragraph-count="32" meta:word-count="374" meta:character-count="2236"/>
  </office:meta>
</office:document-meta>
</file>